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9.1558333333333cm"/>
    </style:style>
    <style:style style:name="co3" style:family="table-column">
      <style:table-column-properties fo:break-before="auto" style:column-width="18.4943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28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2">
            <text:p>ANALIZA SWO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3">
            <text:p>Strenghts</text:p>
          </table:table-cell>
          <table:table-cell office:value-type="string" table:style-name="ce3">
            <text:p>Weakness</text:p>
          </table:table-cell>
          <table:table-cell table:number-columns-repeated="16381"/>
        </table:table-row>
        <table:table-row table:style-name="ro3">
          <table:table-cell table:style-name="ce1"/>
          <table:table-cell office:value-type="string" table:style-name="ce4">
            <text:p>- łatwe dogadanie się / rozdysponowanie zadań w zespole programistów ze względu na małą ilość osób</text:p>
          </table:table-cell>
          <table:table-cell office:value-type="string" table:style-name="ce4">
            <text:p>- Ze względu na małą ilość osób w teamie programistów, praca może być spowolniona w niektórych etapach tworzenia oprogramowania</text:p>
          </table:table-cell>
          <table:table-cell table:number-columns-repeated="16381"/>
        </table:table-row>
        <table:table-row table:style-name="ro4">
          <table:table-cell table:style-name="ce1"/>
          <table:table-cell office:value-type="string" table:style-name="ce4">
            <text:p>- Zapewnione wsparcie administratora<text:s/><text:span text:style-name="T2">(</text:span>technologie, sprawy wykraczające poza obszar programowania<text:span text:style-name="T2">)</text:span><text:s/>oraz kadrowo-księgowej (rozliczenia, sprawy księgowe)</text:p>
          </table:table-cell>
          <table:table-cell office:value-type="string" table:style-name="ce4">
            <text:p>- Możliwy brak dostatecznej wiedzy na wykonanie poszczególnych zadań, przez co możliwe są opóżnienia</text:p>
          </table:table-cell>
          <table:table-cell table:number-columns-repeated="16381"/>
        </table:table-row>
        <table:table-row table:style-name="ro3">
          <table:table-cell table:style-name="ce1"/>
          <table:table-cell office:value-type="string" table:style-name="ce5">
            <text:p>- Zapewniona promocja powstałych projektów firmowych dzięki przedstawicielom handlowym</text:p>
          </table:table-cell>
          <table:table-cell office:value-type="string" table:style-name="ce5">
            <text:p>- Brak zespołu testerów / analityków, przez co aplikacja narażona jest na większą ilość błędów / może być źle zaprojektowana</text:p>
          </table:table-cell>
          <table:table-cell table:number-columns-repeated="16381"/>
        </table:table-row>
        <table:table-row table:number-rows-repeated="2" table:style-name="ro1">
          <table:table-cell table:style-name="ce1"/>
          <table:table-cell table:number-columns-repeated="2" table:style-name="ce5"/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6">
            <text:p>Occasions</text:p>
          </table:table-cell>
          <table:table-cell office:value-type="string" table:style-name="ce6">
            <text:p>Threa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- Możliwość zatrudnienia wysoko wykwalifikowanych osób do firmy</text:p>
          </table:table-cell>
          <table:table-cell office:value-type="string" table:style-name="ce5">
            <text:p>- Brak chętnych klientów do zakupienia projektów firmy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- Polepszenie się warunków pracy<text:s/><text:span text:style-name="T2">(</text:span>przejście do nowego biura, zaopatrzenie w nowocześniejszy sprzęt<text:span text:style-name="T2">)</text:span></text:p>
          </table:table-cell>
          <table:table-cell office:value-type="string" table:style-name="ce5">
            <text:p>- Zaprzestanie utrzymywania oprogramowania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 Możliwość pracy zdalnej</text:p>
          </table:table-cell>
          <table:table-cell office:value-type="string" table:style-name="ce5">
            <text:p>- Konkurencja na rynku pracy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 Wzrost zapotrzebowania na produkt danej firmy</text:p>
          </table:table-cell>
          <table:table-cell office:value-type="string" table:style-name="ce5">
            <text:p>- Odejście z firmy osób zaznajomionych z projektem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5">
            <text:p>- Przy dużym rozwoju firmy, ilość obowiązków może być za duża w porównaniu do liczby pracowników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- Wzrost podatków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- Możliwe zmiany w zespołach programistów, księgowości, administracji bądź przedstawicieli handlowych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Tomek</dc:creator>
    <meta:creation-date>2022-03-11T11:39:53Z</meta:creation-date>
    <dc:date>2022-03-18T10:26:14Z</dc:date>
    <meta:editing-cycles>1</meta:editing-cycles>
    <meta:editing-duration>PT941S</meta:editing-duration>
  </office:meta>
</office:document-meta>
</file>